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1.6cm" svg:y="10.501cm">
          <text:p text:style-name="P1"><text:span text:style-name="T1">mycar:CA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.599cm" svg:y="12.9cm">
          <text:p text:style-name="P1">-name = “家の車”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taro: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4cm" svg:y="3.9cm">
          <text:p text:style-name="P1">-name=”太郎”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cm" svg:y1="12.9cm" svg:x2="18.3cm" svg:y2="5.1cm">
          <text:p/>
        </draw:line>
        <draw:custom-shape draw:style-name="gr1" draw:text-style-name="P2" draw:layer="layout" svg:width="5.7cm" svg:height="2.4cm" svg:x="18.452cm" svg:y="7.552cm">
          <text:p text:style-name="P1"><text:span text:style-name="T1">hanako: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451cm" svg:y="9.951cm">
          <text:p text:style-name="P1">-name=”花子”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3cm" svg:y="13.703cm">
          <text:p text:style-name="P1"><text:span text:style-name="T1">jiro: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402cm" svg:y="16.102cm">
          <text:p text:style-name="P1">-name=”次郎”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354cm" svg:y="20.554cm">
          <text:p text:style-name="P1"><text:span text:style-name="T1">saburo: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353cm" svg:y="22.953cm">
          <text:p text:style-name="P1">-name=”三郎”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cm" svg:y1="12.9cm" svg:x2="18.4cm" svg:y2="9.9cm">
          <text:p/>
        </draw:line>
        <draw:line draw:style-name="gr2" draw:text-style-name="P1" draw:layer="layout" svg:x1="7.3cm" svg:y1="13cm" svg:x2="18.6cm" svg:y2="16.2cm">
          <text:p/>
        </draw:line>
        <draw:line draw:style-name="gr2" draw:text-style-name="P1" draw:layer="layout" svg:x1="7.3cm" svg:y1="13cm" svg:x2="18.4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7-20T13:49:04</meta:creation-date>
    <dc:date>2016-07-20T19:07:07</dc:date>
    <dc:creator>tokai </dc:creator>
    <meta:editing-duration>P0D</meta:editing-duration>
    <meta:editing-cycles>7</meta:editing-cycles>
    <meta:generator>LibreOffice/3.5$Linux_x86 LibreOffice_project/350m1$Build-2</meta:generator>
    <meta:document-statistic meta:object-count="14"/>
  </office:meta>
</office:document-meta>
</file>